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30000012FD34B8D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cm" svg:height="20cm" svg:x="0.6cm" svg:y="0.6cm">
          <draw:image xlink:href="Pictures/10000000000001430000012FD34B8D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6T23:35:45</meta:creation-date>
    <dc:date>2013-01-26T23:36:36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